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6BE298C9B73.png" manifest:media-type="image/png"/>
  <manifest:file-entry manifest:full-path="Pictures/10000201000003A40000068319A25E66.png" manifest:media-type="image/png"/>
  <manifest:file-entry manifest:full-path="Pictures/100002010000040900000683C1462C60.png" manifest:media-type="image/png"/>
  <manifest:file-entry manifest:full-path="Pictures/10000201000003A40000068311164063.png" manifest:media-type="image/png"/>
  <manifest:file-entry manifest:full-path="Pictures/10000201000003A400000683CD5A162A.png" manifest:media-type="image/png"/>
  <manifest:file-entry manifest:full-path="Pictures/10000201000003E200000683B2E7ED41.png" manifest:media-type="image/png"/>
  <manifest:file-entry manifest:full-path="Pictures/10000201000008720000014D3FD1A747.png" manifest:media-type="image/png"/>
  <manifest:file-entry manifest:full-path="Pictures/10000201000003A4000006831940DDD2.png" manifest:media-type="image/png"/>
  <manifest:file-entry manifest:full-path="Pictures/100002010000047D000006EB541D20C4.png" manifest:media-type="image/png"/>
  <manifest:file-entry manifest:full-path="Pictures/10000201000003A4000006839F18A772.png" manifest:media-type="image/png"/>
  <manifest:file-entry manifest:full-path="Pictures/10000201000004A50000068330FF1540.png" manifest:media-type="image/png"/>
  <manifest:file-entry manifest:full-path="Pictures/100002010000049400000737116887FE.png" manifest:media-type="image/png"/>
  <manifest:file-entry manifest:full-path="Pictures/10000201000003A40000068373238C5B.png" manifest:media-type="image/png"/>
  <manifest:file-entry manifest:full-path="Pictures/10000201000003A400000683F8A1C170.png" manifest:media-type="image/png"/>
  <manifest:file-entry manifest:full-path="Pictures/10000201000003A400000683F4D33E2A.png" manifest:media-type="image/png"/>
  <manifest:file-entry manifest:full-path="Pictures/10000201000003D900000683EAC199C0.png" manifest:media-type="image/png"/>
  <manifest:file-entry manifest:full-path="Pictures/100002010000049400000737EFB9766D.png" manifest:media-type="image/png"/>
  <manifest:file-entry manifest:full-path="Pictures/100002010000029D0000041027B490B4.png" manifest:media-type="image/png"/>
  <manifest:file-entry manifest:full-path="Pictures/1000020100000318000005C9F4222D0C.png" manifest:media-type="image/png"/>
  <manifest:file-entry manifest:full-path="Pictures/100002010000029D000004103695BA76.png" manifest:media-type="image/png"/>
  <manifest:file-entry manifest:full-path="Pictures/10000201000003A4000006833F74E5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13.507cm" svg:height="20.999cm" svg:x="7.487cm" svg:y="-0.073cm">
          <draw:image xlink:href="Pictures/100002010000029D000004103695B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229cm" svg:height="20.999cm" svg:x="8.626cm" svg:y="-0.073cm">
          <draw:image xlink:href="Pictures/1000020100000318000005C9F4222D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3.507cm" svg:height="20.999cm" svg:x="7.487cm" svg:y="-0.073cm">
          <draw:image xlink:href="Pictures/100002010000029D0000041027B490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Editing</text:p>
                <text:p>Students</text:p>
              </text:list-item>
            </text:list>
          </draw:text-box>
        </draw:frame>
        <draw:frame draw:style-name="gr1" draw:text-style-name="P1" draw:layer="layout" svg:width="11.739cm" svg:height="20.999cm" svg:x="8.371cm" svg:y="-0.073cm">
          <draw:image xlink:href="Pictures/10000201000003A400000683F4D33E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3.324cm" svg:height="20.999cm" svg:x="7.579cm" svg:y="-0.073cm">
          <draw:image xlink:href="Pictures/100002010000049400000737116887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977cm" svg:height="20.999cm" svg:x="6.752cm" svg:y="-0.073cm">
          <draw:image xlink:href="Pictures/10000201000004A50000068330FF15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73238C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3.623cm" svg:height="20.999cm" svg:x="7.429cm" svg:y="-0.073cm">
          <draw:image xlink:href="Pictures/100002010000047D000006EB541D20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CD5A16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Delete</text:p>
                <text:p>a</text:p>
                <text:p>student</text:p>
              </text:list-item>
            </text:list>
          </draw:text-box>
        </draw:frame>
        <draw:frame draw:style-name="gr1" draw:text-style-name="P1" draw:layer="layout" svg:width="12.521cm" svg:height="20.999cm" svg:x="7.98cm" svg:y="-0.073cm">
          <draw:image xlink:href="Pictures/10000201000003E200000683B2E7ED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3F74E58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1940DDD2.png" xlink:type="simple" xlink:show="embed" xlink:actuate="onLoad">
            <text:p/>
          </draw:image>
        </draw:frame>
        <draw:frame draw:style-name="gr1" draw:text-style-name="P1" draw:layer="layout" svg:width="11.739cm" svg:height="20.999cm" svg:x="8.371cm" svg:y="-0.073cm">
          <draw:image xlink:href="Pictures/10000201000003A4000006831940D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4.311cm" svg:x="0.241cm" svg:y="8.271cm">
          <draw:image xlink:href="Pictures/10000201000008720000014D3FD1A7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111640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3.324cm" svg:height="20.999cm" svg:x="7.579cm" svg:y="-0.073cm">
          <draw:image xlink:href="Pictures/100002010000049400000737EFB976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F8A1C1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3.011cm" svg:height="20.999cm" svg:x="7.735cm" svg:y="-0.073cm">
          <draw:image xlink:href="Pictures/100002010000040900000683C1462C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19A25E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2.407cm" svg:height="20.999cm" svg:x="8.037cm" svg:y="-0.073cm">
          <draw:image xlink:href="Pictures/10000201000003D900000683EAC199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873cm" svg:height="20.999cm" svg:x="8.304cm" svg:y="-0.073cm">
          <draw:image xlink:href="Pictures/10000201000003D0000006BE298C9B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1.739cm" svg:height="20.999cm" svg:x="8.371cm" svg:y="-0.073cm">
          <draw:image xlink:href="Pictures/10000201000003A4000006839F18A7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4-09-11T20:23:47.252323179</meta:creation-date>
    <dc:date>2014-09-11T20:52:48.149871839</dc:date>
    <dc:creator>Abram Hindle</dc:creator>
    <meta:editing-duration>PT5M8S</meta:editing-duration>
    <meta:editing-cycles>3</meta:editing-cycles>
    <meta:generator>LibreOffice/4.2.6.3$Linux_X86_64 LibreOffice_project/420m0$Build-3</meta:generator>
    <meta:document-statistic meta:object-count="127"/>
  </office:meta>
</office:document-meta>
</file>